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83ca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color="#ffff00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fo:color="#ffff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6cm" svg:height="4.6cm" svg:x="5.5cm" svg:y="4.6cm">
          <text:p text:style-name="P1"><text:span text:style-name="T1">Game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4.6cm" svg:height="4.6cm" svg:x="12.1cm" svg:y="3.6cm">
          <text:p text:style-name="P1"><text:span text:style-name="T1">GameS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4.6cm" svg:height="4.6cm" svg:x="10.6cm" svg:y="9.8cm">
          <text:p text:style-name="P1"><text:span text:style-name="T1">GameP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6cm" svg:height="0.6cm" svg:x="2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3.1cm" svg:y1="10.8cm" svg:x2="5.5cm" svg:y2="6.9cm" draw:start-shape="id1" draw:start-glue-point="4" draw:end-shape="id2" draw:end-glue-point="6" svg:d="m3100 10800c0-2600 800-3900 2400-3900">
          <text:p/>
        </draw:connector>
        <draw:connector draw:style-name="gr3" draw:text-style-name="P3" draw:layer="layout" draw:type="curve" draw:line-skew="-0.6cm" svg:x1="7.8cm" svg:y1="4.6cm" svg:x2="14.4cm" svg:y2="3.6cm" draw:start-shape="id2" draw:start-glue-point="4" draw:end-shape="id3" draw:end-glue-point="4" svg:d="m7800 4600c0-3150 6600-2650 6600-1000">
          <text:p/>
        </draw:connector>
        <draw:connector draw:style-name="gr3" draw:text-style-name="P3" draw:layer="layout" draw:type="curve" draw:line-skew="0.372cm" svg:x1="16.7cm" svg:y1="5.9cm" svg:x2="15.2cm" svg:y2="12.1cm" draw:start-shape="id3" draw:start-glue-point="10" draw:end-shape="id4" draw:end-glue-point="10" svg:d="m16700 5900c1611 0 2361 6200-1500 6200">
          <text:p/>
        </draw:connector>
        <draw:connector draw:style-name="gr3" draw:text-style-name="P3" draw:layer="layout" draw:type="curve" svg:x1="11.273cm" svg:y1="13.727cm" svg:x2="7.8cm" svg:y2="9.2cm" draw:start-shape="id4" draw:start-glue-point="7" draw:end-shape="id2" draw:end-glue-point="8" svg:d="m11273 13727c-2316 0-3473-1509-3473-45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</meta:initial-creator>
    <meta:creation-date>2013-03-27T03:23:31</meta:creation-date>
    <dc:date>2013-03-27T03:36:25</dc:date>
    <dc:creator>carlos </dc:creator>
    <meta:editing-duration>P0D</meta:editing-duration>
    <meta:editing-cycles>1</meta:editing-cycles>
    <meta:document-statistic meta:object-count="8"/>
    <meta:generator>LibreOffice/3.5$Linux_X86_64 LibreOffice_project/350m1$Build-2</meta:generator>
  </office:meta>
</office:document-meta>
</file>